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ackChancery" svg:font-family="BlackChancery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4pt"/>
    </style:style>
    <style:style style:name="co2" style:family="table-column">
      <style:table-column-properties fo:break-before="auto" style:column-width="92.64pt"/>
    </style:style>
    <style:style style:name="co3" style:family="table-column">
      <style:table-column-properties fo:break-before="auto" style:column-width="369.35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25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0.09pt" fo:break-before="auto" style:use-optimal-row-height="false"/>
    </style:style>
    <style:style style:name="ro2" style:family="table-row">
      <style:table-row-properties style:row-height="10.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lackChancery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lackChancery" fo:font-size="8pt" style:font-size-asian="8pt" style:font-size-complex="8pt"/>
    </style:style>
    <style:style style:name="ce3" style:family="table-cell" style:parent-style-name="Default">
      <style:table-cell-properties style:vertical-align="middle"/>
      <style:text-properties style:font-name="BlackChancery" fo:font-size="8pt" style:font-size-asian="8pt" style:font-size-complex="8pt"/>
    </style:style>
    <style:style style:name="ce4" style:family="table-cell" style:parent-style-name="Default">
      <style:table-cell-properties style:vertical-align="middle"/>
      <style:text-properties style:font-name="Ubuntu" fo:font-size="7.5pt" style:font-size-asian="7.5pt" style:font-size-complex="7.5pt"/>
    </style:style>
    <style:style style:name="ce5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line-through-style="solid" style:text-line-through-type="single" style:text-line-through-width="bold" style:font-name="BlackChancery" fo:font-size="8pt" style:font-size-asian="8pt" style:font-size-complex="8pt"/>
    </style:style>
    <style:style style:name="ce7" style:family="table-cell" style:parent-style-name="Default">
      <style:table-cell-properties style:vertical-align="middle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vertical-align="middle"/>
      <style:text-properties style:font-name="Ubuntu" fo:font-size="7pt" style:font-size-asian="7pt" style:font-size-complex="7pt"/>
    </style:style>
    <style:style style:name="ce9" style:family="table-cell" style:parent-style-name="Default">
      <style:table-cell-properties style:vertical-align="middle"/>
      <style:text-properties style:font-name="BlackChancery" fo:font-size="7pt" style:font-size-asian="7pt" style:font-size-complex="7pt"/>
    </style:style>
    <style:style style:name="ce10" style:family="table-cell" style:parent-style-name="Default">
      <style:table-cell-properties style:vertical-align="middle"/>
      <style:text-properties style:font-name="BlackChancery" fo:font-size="8pt" fo:font-weight="bold" style:font-size-asian="8pt" style:font-weight-asian="bold" style:font-size-complex="8pt" style:font-weight-complex="bold"/>
    </style:style>
    <style:style style:name="T1" style:family="text">
      <style:text-properties fo:letter-spacing="4.99pt"/>
    </style:style>
    <style:style style:name="T2" style:family="text">
      <style:text-properties style:text-position="33% 58%"/>
    </style:style>
    <style:style style:name="T3" style:family="text">
      <style:text-properties style:font-name="BlackChancery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BlackChancery" style:text-position="33% 58%"/>
    </style:style>
    <style:style style:name="T6" style:family="text">
      <style:text-properties style:font-size-asian="7pt" style:font-size-complex="7pt"/>
    </style:style>
    <style:style style:name="T7" style:family="text">
      <style:text-properties style:font-name="BlackChancery" style:font-size-asian="7.80000019073486pt" style:font-size-complex="7.8000001907348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2"/>
        <table:table-column table:style-name="co5" table:default-cell-style-name="ce3"/>
        <table:table-column table:style-name="co4" table:number-columns-repeated="2" table:default-cell-style-name="ce3"/>
        <table:table-column table:style-name="co6" table:default-cell-style-name="ce5"/>
        <table:table-column table:style-name="co7" table:number-columns-repeated="1016" table:default-cell-style-name="ce5"/>
        <table:table-row table:style-name="ro1">
          <table:table-cell table:style-name="ce1"/>
          <table:table-cell table:style-name="ce1" office:value-type="string" calcext:value-type="string">
            <text:p><text:span text:style-name="T1">Spell</text:span></text:p>
          </table:table-cell>
          <table:table-cell table:style-name="ce1" office:value-type="string" calcext:value-type="string">
            <text:p><text:span text:style-name="T1">Description</text:span></text:p>
          </table:table-cell>
          <table:table-cell table:style-name="ce1" office:value-type="string" calcext:value-type="string">
            <text:p>Save</text:p>
          </table:table-cell>
          <table:table-cell table:style-name="ce1" office:value-type="string" calcext:value-type="string">
            <text:p>Act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Comp</text:p>
          </table:table-cell>
          <table:table-cell table:style-name="ce1" office:value-type="string" calcext:value-type="string">
            <text:p>Dur</text:p>
          </table:table-cell>
          <table:table-cell/>
          <table:table-cell table:style-name="ce10" table:number-columns-repeated="1015"/>
        </table:table-row>
        <table:table-row table:style-name="ro2">
          <table:table-cell/>
          <table:table-cell office:value-type="string" calcext:value-type="string">
            <text:p>Bane <text:span text:style-name="T2">(ov)</text:span></text:p>
          </table:table-cell>
          <table:table-cell table:style-name="ce4" office:value-type="string" calcext:value-type="string">
            <text:p>3+1/SL creatures save or have to subtract 1d4 on every attack or save for duratio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30 ft.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4">1</text:span> <text:span text:style-name="T3">min 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Bless</text:p>
          </table:table-cell>
          <table:table-cell table:style-name="ce4" office:value-type="string" calcext:value-type="string">
            <text:p>3+1/SL creatures can add 1d4 on every attack roll or saving throw for duration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30 ft.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4">1</text:span> <text:span text:style-name="T3">min 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ommand</text:p>
          </table:table-cell>
          <table:table-cell table:style-name="ce4" office:value-type="string" calcext:value-type="string">
            <text:p>One-word command to target that's alive, understands my language, &amp; command isn't harmfu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60 ft.</text:p>
          </table:table-cell>
          <table:table-cell office:value-type="string" calcext:value-type="string">
            <text:p>[v]</text:p>
          </table:table-cell>
          <table:table-cell table:style-name="ce8" office:value-type="string" calcext:value-type="string">
            <text:p><text:span text:style-name="T6">1</text:span> <text:span text:style-name="T7">round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ompelled Duel</text:p>
          </table:table-cell>
          <table:table-cell table:style-name="ce4" office:value-type="string" calcext:value-type="string">
            <text:p>Save or DisAdv on attacks vs allies &amp; WIS to move &gt;30' from me. Ends if I attack another|ally hurts i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0 ft.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4">1</text:span> <text:span text:style-name="T3">min 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ure Wounds</text:p>
          </table:table-cell>
          <table:table-cell table:style-name="ce4" office:value-type="string" calcext:value-type="string">
            <text:p>1 creature is healed for 1d8 + 1d8/SL + spell attack modifier hit points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 s]</text:p>
          </table:table-cell>
          <table:table-cell table:style-name="ce9" office:value-type="string" calcext:value-type="string">
            <text:p>Inst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Detect Good/Evil</text:p>
          </table:table-cell>
          <table:table-cell table:style-name="ce4" office:value-type="string" calcext:value-type="string">
            <text:p>Know if aberration, celestial, elemental, fey, fiend, undead, and des-/consecrated area w/i 30 ft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4">10</text:span><text:span text:style-name="T3">min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Detect Magic ®</text:p>
          </table:table-cell>
          <table:table-cell table:style-name="ce4" office:value-type="string" calcext:value-type="string">
            <text:p>Know presence of magic w/i 30 ft; 1 a to see auras and determine school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4">10</text:span><text:span text:style-name="T3">min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Detect Poison/Disease ®</text:p>
          </table:table-cell>
          <table:table-cell table:style-name="ce4" office:value-type="string" calcext:value-type="string">
            <text:p>Know presence, location, and type of poisons, poisonous creatures, &amp; diseases w/i 30 ft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4">10</text:span><text:span text:style-name="T3">min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Divine Favor</text:p>
          </table:table-cell>
          <table:table-cell table:style-name="ce4" office:value-type="string" calcext:value-type="string">
            <text:p>Your weapon attacks deal an extra 1d4 Radiant damage for duration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4">1</text:span> <text:span text:style-name="T3">min 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Heroism</text:p>
          </table:table-cell>
          <table:table-cell table:style-name="ce4" office:value-type="string" calcext:value-type="string">
            <text:p>Ally is immune to being Frightened &amp; gains spellcasting modifier temp HP at start of each turn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4">1</text:span> <text:span text:style-name="T3">min </text:span><text:span text:style-name="T5">C</text:span>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nter’s Mark <text:span text:style-name="T2">(ov)</text:span></text:p>
          </table:table-cell>
          <table:table-cell table:style-name="ce4" office:value-type="string" calcext:value-type="string">
            <text:p>1 target; weapon hit adds 1d6 damage. Adv to Perception &amp; Survival checks to find it. Re-target w/BA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90 ft.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4">60</text:span><text:span text:style-name="T3">min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rotect. from Good/Evil</text:p>
          </table:table-cell>
          <table:table-cell table:style-name="ce4" office:value-type="string" calcext:value-type="string">
            <text:p>Grant immunity to fear/charm/possession from GOOD/EVIL &amp; DisAdv vs. attacks, to 1 creature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s,m<text:span text:style-name="T2">$</text:span>]</text:p>
          </table:table-cell>
          <table:table-cell table:style-name="ce7" office:value-type="string" calcext:value-type="string">
            <text:p><text:span text:style-name="T4">10</text:span><text:span text:style-name="T3">min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urify Food or Drink ®</text:p>
          </table:table-cell>
          <table:table-cell table:style-name="ce4" office:value-type="string" calcext:value-type="string">
            <text:p>5-ft radius of non-magical food &amp; drink is rendered free of all poison &amp; disease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10 ft.</text:p>
          </table:table-cell>
          <table:table-cell office:value-type="string" calcext:value-type="string">
            <text:p>[v, s]</text:p>
          </table:table-cell>
          <table:table-cell table:style-name="ce9" office:value-type="string" calcext:value-type="string">
            <text:p>Inst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Searing Smite</text:p>
          </table:table-cell>
          <table:table-cell table:style-name="ce4" office:value-type="string" calcext:value-type="string">
            <text:p>Next melee weapon hit adds 1d6 Fire damage, ignites target; each turn save or 1d6 Fire damage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4">1</text:span> <text:span text:style-name="T3">min 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Shield of Faith</text:p>
          </table:table-cell>
          <table:table-cell table:style-name="ce4" office:value-type="string" calcext:value-type="string">
            <text:p>1 creature gains +2 AC for duration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0 ft.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4">10</text:span><text:span text:style-name="T3">min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Thunderous Smite</text:p>
          </table:table-cell>
          <table:table-cell table:style-name="ce4" office:value-type="string" calcext:value-type="string">
            <text:p>Next melee weapon hit adds 2d6 Thunder damage, audible for 300'; save or pushed 10' away &amp; Pron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4">1</text:span> <text:span text:style-name="T3">min 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Wrathful Smite</text:p>
          </table:table-cell>
          <table:table-cell table:style-name="ce4" office:value-type="string" calcext:value-type="string">
            <text:p>Next melee weapon hit adds 1d6 Psychic damage; save or be Frightened until spell ends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4">1</text:span> <text:span text:style-name="T3">min </text:span><text:span text:style-name="T5">C</text:span>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<text:span text:style-name="T1">Spell</text:span></text:p>
          </table:table-cell>
          <table:table-cell table:style-name="ce1" office:value-type="string" calcext:value-type="string">
            <text:p><text:span text:style-name="T1">Description</text:span></text:p>
          </table:table-cell>
          <table:table-cell table:style-name="ce1" office:value-type="string" calcext:value-type="string">
            <text:p>Save</text:p>
          </table:table-cell>
          <table:table-cell table:style-name="ce1" office:value-type="string" calcext:value-type="string">
            <text:p>Act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Comp</text:p>
          </table:table-cell>
          <table:table-cell table:style-name="ce1" office:value-type="string" calcext:value-type="string">
            <text:p>Du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Aid</text:p>
          </table:table-cell>
          <table:table-cell table:style-name="ce4" office:value-type="string" calcext:value-type="string">
            <text:p>Up to 3 allies have max &amp; current hit points increase by 5 for duration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30 ft.</text:p>
          </table:table-cell>
          <table:table-cell office:value-type="string" calcext:value-type="string">
            <text:p>[v,s,m]</text:p>
          </table:table-cell>
          <table:table-cell office:value-type="string" calcext:value-type="string">
            <text:p><text:span text:style-name="T4">8</text:span> <text:span text:style-name="T3">hours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Branding Smite</text:p>
          </table:table-cell>
          <table:table-cell table:style-name="ce4" office:value-type="string" calcext:value-type="string">
            <text:p>Next weapon hit deals extra 2d6 Radiant damage; target becomes visible &amp; sheds dim light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4">1</text:span> <text:span text:style-name="T3">min 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Find Steed</text:p>
          </table:table-cell>
          <table:table-cell table:style-name="ce4" office:value-type="string" calcext:value-type="string">
            <text:p>Summon spirit in form of intelligent steed bonded to me. Telepathic w/i 1mi. At 0 HP, it disappears</text:p>
          </table:table-cell>
          <table:table-cell table:style-name="ce6" office:value-type="string" calcext:value-type="string">
            <text:p>----</text:p>
          </table:table-cell>
          <table:table-cell table:style-name="ce7" office:value-type="string" calcext:value-type="string">
            <text:p>10<text:span text:style-name="T3">m</text:span></text:p>
          </table:table-cell>
          <table:table-cell office:value-type="string" calcext:value-type="string">
            <text:p>30 ft.</text:p>
          </table:table-cell>
          <table:table-cell office:value-type="string" calcext:value-type="string">
            <text:p>[v, s]</text:p>
          </table:table-cell>
          <table:table-cell table:style-name="ce9" office:value-type="string" calcext:value-type="string">
            <text:p>Instan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old Person <text:span text:style-name="T2">(ov)</text:span></text:p>
          </table:table-cell>
          <table:table-cell table:style-name="ce4" office:value-type="string" calcext:value-type="string">
            <text:p>1+1/SL Humanoid saves or is paralyzed for duration. Reattempts save at end of each turn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60 ft.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4">1</text:span> <text:span text:style-name="T3">min 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Lesser Restoration</text:p>
          </table:table-cell>
          <table:table-cell table:style-name="ce4" office:value-type="string" calcext:value-type="string">
            <text:p>End 1 disease or condition (blinded, deafened, paralyzed, poisoned) of 1 ally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 s]</text:p>
          </table:table-cell>
          <table:table-cell table:style-name="ce9" office:value-type="string" calcext:value-type="string">
            <text:p>Inst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Locate Object</text:p>
          </table:table-cell>
          <table:table-cell table:style-name="ce4" office:value-type="string" calcext:value-type="string">
            <text:p>Sense direction to object if w/i 1,000 ft. Blocked by any thickness of lead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4">10</text:span><text:span text:style-name="T3">min</text:span><text:span text:style-name="T5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Magic Weapon</text:p>
          </table:table-cell>
          <table:table-cell table:style-name="ce4" office:value-type="string" calcext:value-type="string">
            <text:p>Non-magical weapon becomes magic w/+1 bonus to attack &amp; damage rolls for duration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4">60</text:span><text:span text:style-name="T3">min</text:span><text:span text:style-name="T5">C</text:span>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isty Step <text:span text:style-name="T2">(ov)</text:span></text:p>
          </table:table-cell>
          <table:table-cell table:style-name="ce4" office:value-type="string" calcext:value-type="string">
            <text:p>Briefly surrounded by silvery mist, teleport up to 30 feet to a visible &amp; unoccupied space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]</text:p>
          </table:table-cell>
          <table:table-cell table:style-name="ce9" office:value-type="string" calcext:value-type="string">
            <text:p>Inst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rotection from Poison</text:p>
          </table:table-cell>
          <table:table-cell table:style-name="ce4" office:value-type="string" calcext:value-type="string">
            <text:p>1 ally; Adv on poisoning saves, Resistant to Poison damage, &amp; healed of 1 poisoning (known || random)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 s]</text:p>
          </table:table-cell>
          <table:table-cell office:value-type="string" calcext:value-type="string">
            <text:p><text:span text:style-name="T4">1</text:span> <text:span text:style-name="T3">hour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Zone of Truth</text:p>
          </table:table-cell>
          <table:table-cell table:style-name="ce4" office:value-type="string" calcext:value-type="string">
            <text:p>15-ft O, each creature starts/enters zone saves || cannot speak deliberate lie. All aware of the spell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60 ft.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4">10</text:span> <text:span text:style-name="T3">min</text:span></text:p>
          </table:table-cell>
          <table:table-cell table:number-columns-repeated="1016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float" office:value="0.2" calcext:value-type="float">
            <text:p>0.2</text:p>
          </table:table-cell>
          <table:table-cell office:value-type="float" office:value="1.29" calcext:value-type="float">
            <text:p>1.29</text:p>
          </table:table-cell>
          <table:table-cell office:value-type="float" office:value="5.14" calcext:value-type="float">
            <text:p>5.14</text:p>
          </table:table-cell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table:number-columns-repeated="3" office:value-type="float" office:value="0.35" calcext:value-type="float">
            <text:p>0.35</text:p>
          </table:table-cell>
          <table:table-cell table:number-columns-repeated="1016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ackChancery" svg:font-family="BlackChancery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7.6pt" fo:page-height="198pt" style:num-format="1" style:print-orientation="landscape" fo:margin-top="0pt" fo:margin-bottom="0pt" fo:margin-left="0pt" fo:margin-right="0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20:41:09.395198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1:02:20.069089264</meta:creation-date>
    <dc:date>2020-04-24T20:41:46.895865551</dc:date>
    <meta:editing-duration>PT2H14M14S</meta:editing-duration>
    <meta:editing-cycles>23</meta:editing-cycles>
    <meta:generator>LibreOffice/6.0.7.3$Linux_X86_64 LibreOffice_project/00m0$Build-3</meta:generator>
    <meta:document-statistic meta:table-count="1" meta:cell-count="234" meta:object-count="0"/>
  </office:meta>
</office:document-meta>
</file>